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 style:may-break-between-rows="false"/>
    </style:style>
    <style:style style:name="Tabella1.A" style:family="table-column">
      <style:table-column-properties style:column-width="4.796cm" style:rel-column-width="18488*"/>
    </style:style>
    <style:style style:name="Tabella1.B" style:family="table-column">
      <style:table-column-properties style:column-width="12.204cm" style:rel-column-width="4704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796cm" style:rel-column-width="18488*"/>
    </style:style>
    <style:style style:name="Tabella2.B" style:family="table-column">
      <style:table-column-properties style:column-width="12.204cm" style:rel-column-width="4704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796cm" style:rel-column-width="18488*"/>
    </style:style>
    <style:style style:name="Tabella3.B" style:family="table-column">
      <style:table-column-properties style:column-width="12.204cm" style:rel-column-width="4704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796cm" style:rel-column-width="18488*"/>
    </style:style>
    <style:style style:name="Tabella5.B" style:family="table-column">
      <style:table-column-properties style:column-width="12.204cm" style:rel-column-width="47047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6pt" officeooo:rsid="0003eee7" officeooo:paragraph-rsid="0003eee7" style:font-size-asian="16pt" style:font-size-complex="16pt"/>
    </style:style>
    <style:style style:name="P3" style:family="paragraph" style:parent-style-name="Table_20_Contents">
      <style:text-properties fo:font-size="16pt" officeooo:rsid="000857c8" officeooo:paragraph-rsid="000857c8" style:font-size-asian="16pt" style:font-size-complex="16pt"/>
    </style:style>
    <style:style style:name="P4" style:family="paragraph" style:parent-style-name="Table_20_Contents">
      <style:text-properties fo:font-size="16pt" officeooo:rsid="00093311" officeooo:paragraph-rsid="00093311" style:font-size-asian="16pt" style:font-size-complex="16pt"/>
    </style:style>
    <style:style style:name="P5" style:family="paragraph" style:parent-style-name="Table_20_Contents">
      <style:text-properties fo:font-size="16pt" officeooo:rsid="000974a6" officeooo:paragraph-rsid="000974a6" style:font-size-asian="16pt" style:font-size-complex="16pt"/>
    </style:style>
    <style:style style:name="P6" style:family="paragraph" style:parent-style-name="Table_20_Contents">
      <style:text-properties fo:font-size="16pt" officeooo:rsid="000b0e97" officeooo:paragraph-rsid="000b0e97" style:font-size-asian="16pt" style:font-size-complex="16pt"/>
    </style:style>
    <style:style style:name="P7" style:family="paragraph" style:parent-style-name="Table_20_Contents">
      <style:text-properties fo:font-size="16pt" officeooo:rsid="00106080" officeooo:paragraph-rsid="00106080" style:font-size-asian="16pt" style:font-size-complex="16pt"/>
    </style:style>
    <style:style style:name="P8" style:family="paragraph" style:parent-style-name="Table_20_Contents">
      <style:text-properties fo:font-size="16pt" officeooo:rsid="00140e73" officeooo:paragraph-rsid="00140e73" style:font-size-asian="16pt" style:font-size-complex="16pt"/>
    </style:style>
    <style:style style:name="P9" style:family="paragraph" style:parent-style-name="Table_20_Contents">
      <style:text-properties fo:font-size="16pt" officeooo:rsid="0015e0c0" officeooo:paragraph-rsid="0015e0c0" style:font-size-asian="16pt" style:font-size-complex="16pt"/>
    </style:style>
    <style:style style:name="P10" style:family="paragraph" style:parent-style-name="Table_20_Contents">
      <style:text-properties fo:font-size="16pt" officeooo:rsid="001d7163" officeooo:paragraph-rsid="001d7163" style:font-size-asian="16pt" style:font-size-complex="16pt"/>
    </style:style>
    <style:style style:name="P11" style:family="paragraph" style:parent-style-name="Table_20_Contents">
      <style:text-properties fo:font-size="16pt" officeooo:rsid="001fc521" officeooo:paragraph-rsid="001fc521" style:font-size-asian="16pt" style:font-size-complex="16pt"/>
    </style:style>
    <style:style style:name="P12" style:family="paragraph" style:parent-style-name="Table_20_Contents">
      <style:text-properties fo:font-size="16pt" officeooo:rsid="001fc521" officeooo:paragraph-rsid="002cd395" style:font-size-asian="16pt" style:font-size-complex="16pt"/>
    </style:style>
    <style:style style:name="P13" style:family="paragraph" style:parent-style-name="Table_20_Contents">
      <style:text-properties fo:font-size="16pt" officeooo:rsid="000bcbd6" officeooo:paragraph-rsid="002cd395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db018" officeooo:paragraph-rsid="002cd395" style:font-size-asian="16pt" style:font-size-complex="16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2209f7" officeooo:paragraph-rsid="00030af4" style:font-size-asian="16pt" style:font-size-complex="16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2209f7" officeooo:paragraph-rsid="000b0e97" style:font-size-asian="16pt" style:font-size-complex="16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db018" officeooo:paragraph-rsid="00030af4" style:font-size-asian="16pt" style:font-size-complex="16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db018" officeooo:paragraph-rsid="000db893" style:font-size-asian="16pt" style:font-size-complex="16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ef074" officeooo:paragraph-rsid="00030af4" style:font-size-asian="16pt" style:font-size-complex="16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f204e" officeooo:paragraph-rsid="00030af4" style:font-size-asian="16pt" style:font-size-complex="16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f204e" officeooo:paragraph-rsid="000db893" style:font-size-asian="16pt" style:font-size-complex="16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f204e" officeooo:paragraph-rsid="00248da7" style:font-size-asian="16pt" style:font-size-complex="16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f204e" officeooo:paragraph-rsid="0027bb17" style:font-size-asian="16pt" style:font-size-complex="16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206bb0" officeooo:paragraph-rsid="0003eee7" style:font-size-asian="16pt" style:font-size-complex="16p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0745ba" officeooo:paragraph-rsid="000e4a98" style:font-size-asian="16pt" style:font-size-complex="16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0745ba" officeooo:paragraph-rsid="00277a81" style:font-size-asian="16pt" style:font-size-complex="16pt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0974a6" officeooo:paragraph-rsid="000974a6" style:font-size-asian="16pt" style:font-size-complex="16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0b0e97" officeooo:paragraph-rsid="000b0e97" style:font-size-asian="16pt" style:font-size-complex="16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0e4a98" officeooo:paragraph-rsid="000e4a98" style:font-size-asian="16pt" style:font-size-complex="16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27bb17" officeooo:paragraph-rsid="0027bb17" style:font-size-asian="16pt" style:font-size-complex="16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2e5073" officeooo:paragraph-rsid="002e5073" style:font-size-asian="16pt" style:font-size-complex="16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f204e" officeooo:paragraph-rsid="000974a6" style:font-size-asian="16pt" style:font-size-complex="16pt"/>
    </style:style>
    <style:style style:name="P33" style:family="paragraph" style:parent-style-name="Standard">
      <style:text-properties officeooo:paragraph-rsid="0032b1ba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f204e" officeooo:paragraph-rsid="00347879" style:font-size-asian="16pt" style:font-size-complex="16pt"/>
    </style:style>
    <style:style style:name="P35" style:family="paragraph" style:parent-style-name="Table_20_Contents">
      <style:text-properties fo:font-size="16pt" officeooo:rsid="0032b1ba" officeooo:paragraph-rsid="0032b1ba" style:font-size-asian="16pt" style:font-size-complex="16pt"/>
    </style:style>
    <style:style style:name="P36" style:family="paragraph" style:parent-style-name="Table_20_Contents">
      <style:text-properties fo:font-size="16pt" officeooo:rsid="001fc521" officeooo:paragraph-rsid="0032b1ba" style:font-size-asian="16pt" style:font-size-complex="16pt"/>
    </style:style>
    <style:style style:name="P37" style:family="paragraph" style:parent-style-name="Table_20_Contents">
      <style:text-properties fo:font-size="16pt" officeooo:rsid="00106080" officeooo:paragraph-rsid="00347879" style:font-size-asian="16pt" style:font-size-complex="16pt"/>
    </style:style>
    <style:style style:name="P38" style:family="paragraph" style:parent-style-name="Table_20_Contents">
      <style:text-properties fo:font-size="16pt" officeooo:rsid="001249e9" officeooo:paragraph-rsid="00106080" style:font-size-asian="16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fo:font-size="16pt" officeooo:rsid="001db018" officeooo:paragraph-rsid="0032b1ba" style:font-size-asian="16pt" style:font-size-complex="16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ef074" officeooo:paragraph-rsid="00347879" style:font-size-asian="16pt" style:font-size-complex="16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1f204e" officeooo:paragraph-rsid="00347879" style:font-size-asian="16pt" style:font-size-complex="16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206bb0" officeooo:paragraph-rsid="00347879" style:font-size-asian="16pt" style:font-size-complex="16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347879" officeooo:paragraph-rsid="00347879" style:font-size-asian="16pt" style:font-size-complex="16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347879" officeooo:paragraph-rsid="0035dbdf" style:font-size-asian="16pt" style:font-size-complex="16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0745ba" officeooo:paragraph-rsid="00347879" style:font-size-asian="16pt" style:font-size-complex="16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2209f7" officeooo:paragraph-rsid="00347879" style:font-size-asian="16pt" style:font-size-complex="16pt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35dbdf" officeooo:paragraph-rsid="0035dbdf" style:font-size-asian="16pt" style:font-size-complex="16pt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6pt" officeooo:rsid="00377b9a" officeooo:paragraph-rsid="00377b9a" style:font-size-asian="16pt" style:font-size-complex="16pt"/>
    </style:style>
    <style:style style:name="T1" style:family="text">
      <style:text-properties officeooo:rsid="00206bb0"/>
    </style:style>
    <style:style style:name="T2" style:family="text">
      <style:text-properties officeooo:rsid="001f204e"/>
    </style:style>
    <style:style style:name="T3" style:family="text">
      <style:text-properties officeooo:rsid="002209f7"/>
    </style:style>
    <style:style style:name="T4" style:family="text">
      <style:text-properties officeooo:rsid="0003eee7"/>
    </style:style>
    <style:style style:name="T5" style:family="text">
      <style:text-properties officeooo:rsid="0006effc"/>
    </style:style>
    <style:style style:name="T6" style:family="text">
      <style:text-properties officeooo:rsid="00093311"/>
    </style:style>
    <style:style style:name="T7" style:family="text">
      <style:text-properties officeooo:rsid="000974a6"/>
    </style:style>
    <style:style style:name="T8" style:family="text">
      <style:text-properties officeooo:rsid="000b0e97"/>
    </style:style>
    <style:style style:name="T9" style:family="text">
      <style:text-properties officeooo:rsid="000db893"/>
    </style:style>
    <style:style style:name="T10" style:family="text">
      <style:text-properties officeooo:rsid="000e4a98"/>
    </style:style>
    <style:style style:name="T11" style:family="text">
      <style:text-properties officeooo:rsid="001249e9"/>
    </style:style>
    <style:style style:name="T12" style:family="text">
      <style:text-properties officeooo:rsid="00133ef6"/>
    </style:style>
    <style:style style:name="T13" style:family="text">
      <style:text-properties officeooo:rsid="00165ed1"/>
    </style:style>
    <style:style style:name="T14" style:family="text">
      <style:text-properties officeooo:rsid="00175936"/>
    </style:style>
    <style:style style:name="T15" style:family="text">
      <style:text-properties officeooo:rsid="00183cb4"/>
    </style:style>
    <style:style style:name="T16" style:family="text">
      <style:text-properties officeooo:rsid="0018dfc2"/>
    </style:style>
    <style:style style:name="T17" style:family="text">
      <style:text-properties officeooo:rsid="00235839"/>
    </style:style>
    <style:style style:name="T18" style:family="text">
      <style:text-properties officeooo:rsid="0023b383"/>
    </style:style>
    <style:style style:name="T19" style:family="text">
      <style:text-properties officeooo:rsid="00248da7"/>
    </style:style>
    <style:style style:name="T20" style:family="text">
      <style:text-properties officeooo:rsid="00273317"/>
    </style:style>
    <style:style style:name="T21" style:family="text">
      <style:text-properties officeooo:rsid="00277a81"/>
    </style:style>
    <style:style style:name="T22" style:family="text">
      <style:text-properties officeooo:rsid="0027bb17"/>
    </style:style>
    <style:style style:name="T23" style:family="text">
      <style:text-properties officeooo:rsid="0029b6e9"/>
    </style:style>
    <style:style style:name="T24" style:family="text">
      <style:text-properties officeooo:rsid="002cd395"/>
    </style:style>
    <style:style style:name="T25" style:family="text">
      <style:text-properties officeooo:rsid="002e5073"/>
    </style:style>
    <style:style style:name="T26" style:family="text">
      <style:text-properties officeooo:rsid="00317c1b"/>
    </style:style>
    <style:style style:name="T27" style:family="text">
      <style:text-properties officeooo:rsid="001db018"/>
    </style:style>
    <style:style style:name="T28" style:family="text">
      <style:text-properties officeooo:rsid="00347879"/>
    </style:style>
    <style:style style:name="T29" style:family="text">
      <style:text-properties officeooo:rsid="00348e7e"/>
    </style:style>
    <style:style style:name="T30" style:family="text">
      <style:text-properties officeooo:rsid="0035dbdf"/>
    </style:style>
    <style:style style:name="T31" style:family="text">
      <style:text-properties officeooo:rsid="00377b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Nome scenario</text:p>
          </table:table-cell>
          <table:table-cell table:style-name="Tabella1.B1" office:value-type="string">
            <text:p text:style-name="P2">Ordine&amp;Consegna <text:span text:style-name="T14">in orario</text:span></text:p>
          </table:table-cell>
        </table:table-row>
        <table:table-row>
          <table:table-cell table:style-name="Tabella1.A2" office:value-type="string">
            <text:p text:style-name="P8">Attori partecipanti</text:p>
          </table:table-cell>
          <table:table-cell table:style-name="Tabella1.B2" office:value-type="string">
            <text:p text:style-name="P14">Anna : utente <text:span text:style-name="T4">non registrato</text:span>, <text:span text:style-name="T2">Fabio : gestore ordini , Luca: fattorino.</text:span></text:p>
          </table:table-cell>
        </table:table-row>
        <table:table-row>
          <table:table-cell table:style-name="Tabella1.A2" office:value-type="string">
            <text:p text:style-name="P8">Flusso di eventi</text:p>
          </table:table-cell>
          <table:table-cell table:style-name="Tabella1.B2" office:value-type="string">
            <text:p text:style-name="P17">1. Anna naviga sul web <text:span text:style-name="T2">dal suo personal computer</text:span> alla ricerca <text:s/>di qualcosa di buono da mettere </text:p>
            <text:p text:style-name="P17">sotto ai denti . Tra i suggerimenti nota <text:span text:style-name="T2">il sito</text:span> “Sandwich on web”. Anna clicca sul sito e accede alla pagina.</text:p>
            <text:p text:style-name="P19">2. Una volta aperta la pagina , Anna decide di visualizzare i menù offerti e tra quelli <text:span text:style-name="T5">ancora disponibili</text:span> <text:span text:style-name="T2">vorrebbe provare il menù “veggie”.</text:span></text:p>
            <text:p text:style-name="P20">3. Attraverso i vari giudizi dati dagli altri utenti, Anna si <text:span text:style-name="T1">a</text:span>ccerta della bontà del servizio. Convinta dalle varie recensioni decide di ordinare.</text:p>
            <text:p text:style-name="P31">4. Seleziona <text:span text:style-name="T19">il menù </text:span>e procede inserendolo <text:span text:style-name="T19">nel carrello; </text:span>per fare i<text:span text:style-name="T19">l check-out Anna deve registrarsi , quindi inserisce i suoi dati </text:span>nell'apposita<text:span text:style-name="T19"> form </text:span>per la registrazione immettendo<text:span text:style-name="T19">: nome, cognome, <text:s/>indirizzo del domicilio, città e CAP, numero di telefono,indirizzo e-mail </text:span>e password<text:span text:style-name="T19">.</text:span></text:p>
            <text:p text:style-name="P22">Anna è registrata e adesso può <text:span text:style-name="T25">completare</text:span> l'ordin<text:span text:style-name="T25">e</text:span> decide<text:span text:style-name="T25">ndo</text:span> di farlo arrivare al suo domicilio <text:span text:style-name="T18">ma tra due ore</text:span>.</text:p>
            <text:p text:style-name="P23">5. Fabio, <text:span text:style-name="T22">indica che l'ordine andrà in preparazione tra un'ora vista la scelta dell'orario di consegna.</text:span></text:p>
            <text:p text:style-name="P30">Anna <text:s/>controlla <text:span text:style-name="T23">lo stato dell'ordine</text:span> dopo un'ora e consta, <text:span text:style-name="T26">soddisfatta, </text:span>che il suo menù è in preparazione <text:span text:style-name="T26">e che non ha più la possibilità di annullare l'ordine</text:span> .</text:p>
            <text:p text:style-name="P20">6. <text:span text:style-name="T1">L'ordine è pronto; Fabio segnala all'utente Anna che il suo ordine sta per essere spedito <text:s/>e le fornisce un tempo di consegna <text:s/>indicativo. </text:span></text:p>
            <text:p text:style-name="P24">7. Luca, il fattorino, prende in carico <text:span text:style-name="T4">gli ordini pronti</text:span> e parte. <text:span text:style-name="T4">La prima tappa è la casa di Anna in quanto risulta essere la più vicina .</text:span></text:p>
            <text:p text:style-name="P24">Le strade sono poco affollate e l'ordine arriva <text:span text:style-name="T3">in anticipo rispetto all'orario indicato.</text:span></text:p>
            <text:p text:style-name="P15">8. Anna, che aspettava l'ordine in salotto, apre al <text:soft-page-break/>fattorino e preleva il suo ordine pagando e lasciando una mancia a Luca per la rapidità della consegna.</text:p>
            <text:p text:style-name="P15">9. Luca aggiorna lo stato dell'ordine dal suo cellulare, l<text:span text:style-name="T8">o</text:span> spunt<text:span text:style-name="T8">a</text:span> come evas<text:span text:style-name="T8">o e ritorna al suo giro di consegne.</text:span></text:p>
          </table:table-cell>
        </table:table-row>
      </table:table>
      <text:p text:style-name="Text_20_body"/>
      <text:p text:style-name="Text_20_body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9">Nome scenario</text:p>
          </table:table-cell>
          <table:table-cell table:style-name="Tabella2.B1" office:value-type="string">
            <text:p text:style-name="P2">Ordine<text:span text:style-name="T15">&amp;Consegna</text:span> <text:span text:style-name="T13">i</text:span>n <text:span text:style-name="T13">r</text:span>itardo</text:p>
          </table:table-cell>
        </table:table-row>
        <table:table-row>
          <table:table-cell table:style-name="Tabella2.A2" office:value-type="string">
            <text:p text:style-name="P9">Attori partecipanti</text:p>
          </table:table-cell>
          <table:table-cell table:style-name="Tabella2.B2" office:value-type="string">
            <text:p text:style-name="P3">Anna , <text:span text:style-name="T16">Silvia</text:span> : utent<text:span text:style-name="T16">i</text:span> registrat<text:span text:style-name="T16">i</text:span> , Fabio : <text:span text:style-name="T24">gestore ordini</text:span> , Luca : fattorino</text:p>
          </table:table-cell>
        </table:table-row>
        <table:table-row>
          <table:table-cell table:style-name="Tabella2.A2" office:value-type="string">
            <text:p text:style-name="P9">Flusso di eventi</text:p>
          </table:table-cell>
          <table:table-cell table:style-name="Tabella2.B2" office:value-type="string">
            <text:p text:style-name="P2">1. <text:span text:style-name="T6">Anna e Silvia decidono di passare una serata a casa in compagnia; non hanno molta voglia di uscire a causa del maltempo.</text:span></text:p>
            <text:p text:style-name="P4">Nel relax del soggiorno di casa di Silvia , scelgono i menù che vogliono ordinare da “Sandwich on web”. Sfortunatamente per Anna il suo menù preferito “veggie” risulta esaurito quindi opta per quello “caprese” personalizzandolo con l'aggiunta delle cipolle nel panino.</text:p>
            <text:p text:style-name="P4">Silvia invece prova il nuovo menù “hot”, in quanto le piacciono i gusti piccanti.</text:p>
            <text:p text:style-name="P5">2. Anna accede con il suo account <text:span text:style-name="T17">inserendo e-mail e password</text:span> e <text:span text:style-name="T18">seleziona i due menù che vengono inseriti nel carrello; procede al check-out </text:span>indicando però come indirizzo quello della casa di Silvia <text:span text:style-name="T18">e decidono di voler ricevere <text:s/>i loro menù tra un'ora</text:span>.</text:p>
            <text:p text:style-name="P32"><text:span text:style-name="T7">3. </text:span>Fabio, che gestisce gli ordini del servizio, riceve l'ordine di Anna e lo mette in coda insieme agli altri che devono essere preparati. </text:p>
            <text:p text:style-name="P26">Gli ordini non sono molti <text:span text:style-name="T21">quindi</text:span> <text:span text:style-name="T21">quello delle due ragazze </text:span>non deve aspettare molto affi<text:span text:style-name="T12">n</text:span>ché <text:span text:style-name="T20">entri nello stato di preparazione</text:span>. <text:s/><text:span text:style-name="T20">Fabio imposta il tempo di attesa nella coda così che l'utente possa visualizzarlo. Anna e Silvia, lo vedono e lo reputano accettabile, quindi </text:span>decid<text:span text:style-name="T21">ono</text:span> di non cancellare l<text:span text:style-name="T21">'</text:span> ordinazione.</text:p>
            <text:p text:style-name="P27">4. <text:span text:style-name="T1">L'ordine è pronto; Fabio segnala all'utente Anna </text:span><text:soft-page-break/><text:span text:style-name="T1">che il suo ordine sta per essere spedito <text:s/>e le fornisce un tempo di consegna <text:s/>indicativo. </text:span></text:p>
            <text:p text:style-name="P28">5. <text:span text:style-name="T1">Luca, il fattorino, prende in carico gli ordini pronti e parte. </text:span>Sfortunatamente resta congestionato nel traffico a causa dei nuovi lavori pubblici di riqualificazione delle vie.</text:p>
            <text:p text:style-name="P28">Luca aggiorna lo stato della consegna dal suo telefono , indicando che è in ritardo a causa del traffico.</text:p>
            <text:p text:style-name="P16">8. Anna <text:span text:style-name="T8">e Silvia </text:span>, <text:span text:style-name="T8">in pensiero perché l'ordine non è ancora arrivato, controllano nell'area utente lo stato. Infatti notano che vi è un ritardo dovuto alla congestione stradale.</text:span></text:p>
            <text:p text:style-name="P28">9. Quando finalmente il fattorino giunge a destinazione , quest'ultimo si scusa per il ritardo e riceve il pagamento dalle due ragazze che finalmente possono gustare la loro cena.</text:p>
            <text:p text:style-name="P16"><text:span text:style-name="T8">10</text:span>. Luca aggiorna lo stato dell'ordine dal suo cellulare, l<text:span text:style-name="T8">o</text:span> spunta come evas<text:span text:style-name="T8">o</text:span> <text:span text:style-name="T4">e ritorna al suo giro di consegne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0">Nome scenario</text:p>
          </table:table-cell>
          <table:table-cell table:style-name="Tabella3.B1" office:value-type="string">
            <text:p text:style-name="P6">Cancellazione Ordine</text:p>
          </table:table-cell>
        </table:table-row>
        <table:table-row>
          <table:table-cell table:style-name="Tabella3.A2" office:value-type="string">
            <text:p text:style-name="P10">Attori partecipanti</text:p>
          </table:table-cell>
          <table:table-cell table:style-name="Tabella3.B2" office:value-type="string">
            <text:p text:style-name="P13">Anna : utente registrato, Fabio : <text:span text:style-name="T24">gestore ordini</text:span>.</text:p>
          </table:table-cell>
        </table:table-row>
        <table:table-row>
          <table:table-cell table:style-name="Tabella3.A2" office:value-type="string">
            <text:p text:style-name="P10">Flusso di eventi</text:p>
          </table:table-cell>
          <table:table-cell table:style-name="Tabella3.B2" office:value-type="string">
            <text:p text:style-name="P18">1. Anna naviga sul web </text:p>
            <text:p text:style-name="P18"><text:span text:style-name="T2">dal suo personal computer</text:span> <text:span text:style-name="T9">e</text:span> <text:span text:style-name="T9">decide di prendere qualcosa da mangiare durante la visione del suo film preferito.</text:span></text:p>
            <text:p text:style-name="P18"><text:span text:style-name="T9">2. Entra sul sito </text:span>“Sandwich on web” <text:span text:style-name="T9">e come suo solito , dopo essere entrata nell'area utente inserendo e-mail e password, ordina in modo veloce il suo menù preferito grazie all'opzione “quick menù”, che permette di impostare un menù tra i preferiti in modo da poterlo prenotare in modo rapido. Anna ha molta fame quindi indica che l'ordine deve arrivare in meno di un'ora.</text:span></text:p>
            <text:p text:style-name="P21">5. Fabio, che gestisce gli ordini del servizio, riceve <text:soft-page-break/>l'ordine di Anna e lo mette in coda insieme agli altri che devono essere preparati. </text:p>
            <text:p text:style-name="P25"><text:span text:style-name="T10">Quella sera gli</text:span> ordini sono molti quindi <text:span text:style-name="T10">quello di </text:span>Anna <text:span text:style-name="T10">dovrà aspettare molto prima di essere mandato in </text:span>preparazione.</text:p>
            <text:p text:style-name="P25"><text:span text:style-name="T10">Fabio imposta il lungo periodo di attesa nella coda per la preparazione.</text:span> </text:p>
            <text:p text:style-name="P25"><text:span text:style-name="T10">6. Anna, vedendo i lunghi tempi <text:s/>di attesa, decide</text:span> di cancellare la sua ordinazione <text:span text:style-name="T10">cliccando sul pulsante “annulla ordine”, nella sua sezione utente. </text:span></text:p>
            <text:p text:style-name="P29">Per questa sera si farà bastare una busta di pop-corn, per accompagnarsi durante la visione del film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6">Nome scenario</text:p>
          </table:table-cell>
          <table:table-cell table:style-name="Tabella5.B1" office:value-type="string">
            <text:p text:style-name="P35">Recensioni e nuovo Menù</text:p>
          </table:table-cell>
        </table:table-row>
        <table:table-row>
          <table:table-cell table:style-name="Tabella5.A2" office:value-type="string">
            <text:p text:style-name="P35">Attori partecipanti</text:p>
          </table:table-cell>
          <table:table-cell table:style-name="Tabella5.B2" office:value-type="string">
            <text:p text:style-name="P39">Anna : utente <text:span text:style-name="T4">non registrato</text:span>, <text:span text:style-name="T2">Fabio : gestore ordini , Luca: fattorino, Lisa: gestore menù</text:span></text:p>
          </table:table-cell>
        </table:table-row>
        <table:table-row>
          <table:table-cell table:style-name="Tabella5.A2" office:value-type="string">
            <text:p text:style-name="P35">Flusso di eventi</text:p>
          </table:table-cell>
          <table:table-cell table:style-name="Tabella5.B2" office:value-type="string">
            <text:p text:style-name="P37">1. <text:span text:style-name="T27">Anna naviga sul web dal suo personal computer <text:s/>e, avendo un certo languorino, pensa di farsi portare qualcosa di buono da “Sandwich on web” . </text:span></text:p>
            <text:p text:style-name="P40">2. Una volta aperta la pagina , Anna decide di visualizzare i menù offerti e <text:span text:style-name="T28">nota subito che ci sono stati dei cambiamenti.</text:span></text:p>
            <text:p text:style-name="P43">3. Lisa, il gestore dei menù, infatti ha apportato delle modifiche alla lista dei menù: innanzitutto ha eliminato il menù “francese” poiché ha notato che non era molto richiesto e ha aggiunto quello “hot”, <text:span text:style-name="T11">andando incontro alle numerose richieste dei clienti che desideravano qualcosa di più piccante.</text:span></text:p>
            <text:p text:style-name="P43">4. Anna fiduciosa nel servizio, anche se non nota giudizi in merito al nuovo menù decide di provarlo, quindi come solito s<text:span text:style-name="T25">eleziona il menù e procede inserendolo nel carrello; per fare il check-out Anna </text:span>effettua l'accesso inserendo<text:span text:style-name="T17"> e-mail e password e indica come indirizzo quello </text:span>del suo domicilio<text:span text:style-name="T17"> e </text:span>che desidera<text:span text:style-name="T17"> ricevere <text:s/>i</text:span>l<text:span text:style-name="T17"> menù tra un'ora.</text:span></text:p>
            <text:p text:style-name="P34"><text:soft-page-break/><text:span text:style-name="T7">3. </text:span>Fabio, che gestisce gli ordini del servizio, riceve l'ordine di Anna e lo mette in coda insieme agli altri che devono essere preparati. </text:p>
            <text:p text:style-name="P45">Gli ordini non sono molti <text:span text:style-name="T21">quindi</text:span> <text:span text:style-name="T28">Anna </text:span>non deve aspettare molto affi<text:span text:style-name="T12">n</text:span>ché <text:span text:style-name="T28">la sua ordinazione entri nello stato di preparazione</text:span>. <text:s/><text:span text:style-name="T20">Fabio imposta il tempo di attesa nella coda così che l'utente possa visualizzarlo. Anna lo vede e lo reputa accettabile, quindi decide</text:span> di non cancellare l<text:span text:style-name="T21">'</text:span> ordinazione.</text:p>
            <text:p text:style-name="P41"><text:span text:style-name="T28">5</text:span>. <text:span text:style-name="T1">L'ordine è pronto; Fabio segnala all'utente Anna che il suo ordine sta per essere spedito <text:s/>e le fornisce un tempo di consegna <text:s/>indicativo. </text:span></text:p>
            <text:p text:style-name="P42"><text:span text:style-name="T28">6</text:span>. Luca, il fattorino, prende in carico <text:span text:style-name="T4">gli ordini pronti</text:span> e parte. <text:span text:style-name="T4">La prima tappa è la casa di Anna in quanto risulta essere la più vicina .</text:span></text:p>
            <text:p text:style-name="P42">Le strade sono poco affollate e l'ordine arriva <text:span text:style-name="T3">in orario.</text:span></text:p>
            <text:p text:style-name="P46"><text:span text:style-name="T28">7</text:span>. Anna, che aspettava l'ordine in salotto, apre al fattorino, preleva il suo ordine <text:span text:style-name="T28">e paga in contanti.</text:span></text:p>
            <text:p text:style-name="P46"><text:span text:style-name="T28">8</text:span>. Luca aggiorna lo stato dell'ordine dal suo cellulare, l<text:span text:style-name="T8">o</text:span> spunt<text:span text:style-name="T8">a</text:span> come evas<text:span text:style-name="T8">o e ritorna al suo giro di consegne.</text:span></text:p>
            <text:p text:style-name="P44">9. Anna assaggia il nuovo menù e ne resta colpita, <text:span text:style-name="T30">quindi</text:span> decide di lasciare una recensione per la prima volta, in quanto ormai si reputa una cliente abituale e non può che reputarsi soddisfatta del servizio che ha ricevuto. <text:span text:style-name="T29">Entra nella sezione dedicata alle recensioni , inserisce un nickname e un titolo alla recensione. Inizia ad elogiare il servizio in generale e aggiunge qualcosa sul nuovo menù “hot” per dargli un incentivo dicendo che è assolutamente da provare; bisogna comunque stare attenti al panino che, basato su peperoncino e salse, potrebbe far bruciare i palati anche dei più coraggiosi!</text:span></text:p>
            <text:p text:style-name="P48">Anna conferma la recensione e il sistema la pubblica.</text:p>
            <text:p text:style-name="P47">10. <text:span text:style-name="T31">Lisa, visualizza la nuova recensione e resta soddisfatta del giudizio riguardante il cambiamento che ha effettuato alla lista dei menù disponibili.</text:span></text:p>
          </table:table-cell>
        </table:table-row>
      </table:table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1:18:09.499000000</meta:creation-date>
    <dc:date>2015-10-30T12:42:47.119000000</dc:date>
    <meta:editing-duration>PT7H52M51S</meta:editing-duration>
    <meta:editing-cycles>49</meta:editing-cycles>
    <meta:generator>LibreOffice/5.0.2.2$Windows_x86 LibreOffice_project/37b43f919e4de5eeaca9b9755ed688758a8251fe</meta:generator>
    <meta:document-statistic meta:table-count="4" meta:image-count="0" meta:object-count="0" meta:page-count="6" meta:paragraph-count="67" meta:word-count="1369" meta:character-count="8231" meta:non-whitespace-character-count="6903"/>
  </office:meta>
</office:document-meta>
</file>